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sentence serves for test purpo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René Leonhardt</meta:initial-creator>
    <meta:creation-date>2006-12-28T11:35:45</meta:creation-date>
    <dc:creator>René Leonhardt</dc:creator>
    <dc:date>2006-12-28T11:36:14</dc:date>
    <dc:language>en-GB</dc:language>
    <meta:editing-cycles>2</meta:editing-cycles>
    <meta:editing-duration>PT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6" meta:character-count="39"/>
  </office:meta>
</office:document-meta>
</file>